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uktiNarrow1" svg:font-family="MuktiNarrow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191cm" table:align="margins"/>
    </style:style>
    <style:style style:name="Table1.A" style:family="table-column">
      <style:table-column-properties style:column-width="3.81cm" style:rel-column-width="14524*"/>
    </style:style>
    <style:style style:name="Table1.B" style:family="table-column">
      <style:table-column-properties style:column-width="13.381cm" style:rel-column-width="51011*"/>
    </style:style>
    <style:style style:name="Table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e1.B1" style:family="table-cell">
      <style:table-cell-properties fo:padding="0.097cm" fo:border="0.05pt solid #999999"/>
    </style:style>
    <style:style style:name="Table1.A2" style:family="table-cell">
      <style:table-cell-properties fo:padding="0.097cm" fo:border-left="0.05pt solid #999999" fo:border-right="none" fo:border-top="none" fo:border-bottom="0.05pt solid #999999"/>
    </style:style>
    <style:style style:name="Table1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2" style:family="table">
      <style:table-properties style:width="17.191cm" table:align="margins" fo:background-color="transparent">
        <style:background-image/>
      </style:table-properties>
    </style:style>
    <style:style style:name="Table2.A" style:family="table-column">
      <style:table-column-properties style:column-width="7.461cm" style:rel-column-width="28443*"/>
    </style:style>
    <style:style style:name="Table2.B" style:family="table-column">
      <style:table-column-properties style:column-width="2.223cm" style:rel-column-width="8472*"/>
    </style:style>
    <style:style style:name="Table2.C" style:family="table-column">
      <style:table-column-properties style:column-width="1.429cm" style:rel-column-width="5446*"/>
    </style:style>
    <style:style style:name="Table2.D" style:family="table-column">
      <style:table-column-properties style:column-width="6.078cm" style:rel-column-width="23174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none" fo:border-bottom="0.5pt solid #000000"/>
    </style:style>
    <style:style style:name="Table2.5" style:family="table-row">
      <style:table-row-properties style:min-row-height="0.677cm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" fo:font-size="10pt" officeooo:paragraph-rsid="0029c43e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" fo:font-size="10pt" officeooo:rsid="0025e37b" officeooo:paragraph-rsid="0025e37b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officeooo:paragraph-rsid="00312999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officeooo:rsid="00325f52" officeooo:paragraph-rsid="00325f52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2dd7f8" officeooo:paragraph-rsid="002dd7f8" style:font-size-asian="10pt" style:font-weight-asian="bold" style:font-size-complex="10pt" style:font-weight-complex="bold"/>
    </style:style>
    <style:style style:name="P9" style:family="paragraph" style:parent-style-name="Text_20_body">
      <style:text-properties style:font-name="Calibri" fo:font-size="10pt" style:font-size-asian="10pt" style:font-size-complex="10pt"/>
    </style:style>
    <style:style style:name="P10" style:family="paragraph" style:parent-style-name="Text_20_body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1" style:family="paragraph" style:parent-style-name="Text_20_body">
      <style:text-properties style:font-name="Calibri" fo:font-size="10pt" officeooo:paragraph-rsid="00249bfd" style:font-size-asian="10pt" style:font-size-complex="10pt"/>
    </style:style>
    <style:style style:name="P12" style:family="paragraph" style:parent-style-name="Text_20_body">
      <style:text-properties style:font-name="Calibri" fo:font-size="10pt" officeooo:paragraph-rsid="001f9bf5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Calibri" fo:font-size="10pt" officeooo:paragraph-rsid="002f67ef" style:font-size-asian="10pt" style:font-size-complex="10pt"/>
    </style:style>
    <style:style style:name="P14" style:family="paragraph" style:parent-style-name="Text_20_body">
      <style:text-properties style:font-name="Calibri" fo:font-size="10pt" officeooo:paragraph-rsid="002f67ef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style:text-properties style:font-name="Calibri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dd7f8"/>
    </style:style>
    <style:style style:name="T7" style:family="text">
      <style:text-properties officeooo:rsid="002f67ef"/>
    </style:style>
    <style:style style:name="T8" style:family="text">
      <style:text-properties officeooo:rsid="002ffc61"/>
    </style:style>
    <style:style style:name="T9" style:family="text">
      <style:text-properties officeooo:rsid="0035de98"/>
    </style:style>
    <style:style style:name="T10" style:family="text">
      <style:text-properties officeooo:rsid="00368d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address"/>
        <text:variable-decl office:value-type="string" text:name="letterdate"/>
        <text:variable-decl office:value-type="string" text:name="remuneration"/>
        <text:variable-decl office:value-type="string" text:name="seq"/>
        <text:variable-decl office:value-type="string" text:name="position"/>
        <text:variable-decl office:value-type="string" text:name="months"/>
        <text:variable-decl office:value-type="string" text:name="startdate"/>
        <text:variable-decl office:value-type="string" text:name="enddate"/>
        <text:variable-decl office:value-type="string" text:name="exitcriteria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199e2b3a-7fff-1399-28f1-465b70f8d33a"/><text:span text:style-name="T1">Date</text:span>: <text:variable-set text:name="letterdate" office:value-type="string">letterdate</text:variable-set></text:p>
      <text:p text:style-name="P10"><text:span text:style-name="T1">Reference</text:span>: SECL/OP/HR/<text:span text:style-name="T8">I</text:span><text:span text:style-name="T10">O</text:span><text:span text:style-name="T2">/</text:span>2022/<text:variable-set text:name="seq" office:value-type="string">seq</text:variable-set></text:p>
      <text:p text:style-name="P15"><text:variable-set text:name="name" office:value-type="string">name</text:variable-set></text:p>
      <text:p text:style-name="P16"><text:variable-set text:name="address" office:value-type="string">address</text:variable-set></text:p>
      <text:p text:style-name="P9"/>
      <text:p text:style-name="P9">Subject<text:tab/><text:tab/>: Offer <text:span text:style-name="T6">for</text:span> <text:span text:style-name="T6">Internship</text:span></text:p>
      <text:p text:style-name="P9"/>
      <text:p text:style-name="P9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9"/>
      <text:p text:style-name="P9"/>
      <text:p text:style-name="P9">Congratulations!</text:p>
      <text:p text:style-name="P9"/>
      <text:p text:style-name="P9">We are very pleased to offer you an internship with Spectrum Engineering Consortium Ltd. for a period of <text:variable-set text:name="months" office:value-type="string">months</text:variable-set><text:s/>months. Please find the following details of this internship offer:</text:p>
      <text:p text:style-name="P9"/>
      <table:table table:name="Table1" table:style-name="Table1">
        <table:table-column table:style-name="Table1.A"/>
        <table:table-column table:style-name="Table1.B"/>
        <table:table-row table:style-name="TableLine93961989565136">
          <table:table-cell table:style-name="Table1.A1" office:value-type="string">
            <text:p text:style-name="P8">Position</text:p>
          </table:table-cell>
          <table:table-cell table:style-name="Table1.B1" office:value-type="string">
            <text:p text:style-name="P5"><text:variable-set text:name="position" office:value-type="string">position</text:variable-set></text:p>
          </table:table-cell>
        </table:table-row>
        <table:table-row table:style-name="TableLine93961989620496">
          <table:table-cell table:style-name="Table1.A2" office:value-type="string">
            <text:p text:style-name="P8">Internship Starts on</text:p>
          </table:table-cell>
          <table:table-cell table:style-name="Table1.B2" office:value-type="string">
            <text:p text:style-name="P13"><text:variable-set text:name="startdate" office:value-type="string">startdate</text:variable-set></text:p>
          </table:table-cell>
        </table:table-row>
        <table:table-row table:style-name="TableLine93961989621808">
          <table:table-cell table:style-name="Table1.A2" office:value-type="string">
            <text:p text:style-name="P8">Internship Ends on</text:p>
          </table:table-cell>
          <table:table-cell table:style-name="Table1.B2" office:value-type="string">
            <text:p text:style-name="P5"><text:variable-set text:name="enddate" office:value-type="string">enddate</text:variable-set></text:p>
          </table:table-cell>
        </table:table-row>
        <table:table-row table:style-name="TableLine93961989622112">
          <table:table-cell table:style-name="Table1.A2" office:value-type="string">
            <text:p text:style-name="P8">Remuneration</text:p>
          </table:table-cell>
          <table:table-cell table:style-name="Table1.B2" office:value-type="string">
            <text:p text:style-name="P7"><text:variable-set text:name="remuneration" office:value-type="string">remuneration</text:variable-set></text:p>
          </table:table-cell>
        </table:table-row>
        <table:table-row table:style-name="TableLine93961989622608">
          <table:table-cell table:style-name="Table1.A2" office:value-type="string">
            <text:p text:style-name="P8">Exit Criteria</text:p>
          </table:table-cell>
          <table:table-cell table:style-name="Table1.B2" office:value-type="string">
            <text:p text:style-name="P13"><text:variable-set text:name="exitcriteria" office:value-type="string">exitcriteria</text:variable-set></text:p>
          </table:table-cell>
        </table:table-row>
      </table:table>
      <text:p text:style-name="P9"/>
      <text:p text:style-name="P14">You may be required to work in any units of the company at the sole discretion of the management.</text:p>
      <text:p text:style-name="P14"/>
      <text:p text:style-name="P14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14"/>
      <text:p text:style-name="P14">We take the opportunity to welcome you to this organization and wish you a successful internship stint with us.</text:p>
      <text:p text:style-name="P14"><text:tab/><text:tab/><text:tab/><text:tab/><text:tab/><text:tab/></text:p>
      <text:p text:style-name="P14"/>
      <text:p text:style-name="P11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61989628928">
          <table:table-cell table:style-name="Table2.A1" table:number-columns-spanned="2" office:value-type="string">
            <text:p text:style-name="P3"/>
          </table:table-cell>
          <table:covered-table-cell/>
          <table:table-cell table:style-name="Table2.A1" table:number-columns-spanned="2" office:value-type="string">
            <text:p text:style-name="P1">I accept the <text:span text:style-name="T7">internship</text:span> <text:span text:style-name="T7">o</text:span>ffer</text:p>
          </table:table-cell>
          <table:covered-table-cell/>
        </table:table-row>
        <table:table-row table:style-name="TableLine93961989646320">
          <table:table-cell table:style-name="Table2.A2" office:value-type="string">
            <text:p text:style-name="P5"/>
            <text:p text:style-name="P3"/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Line93961989648208">
          <table:table-cell table:style-name="Table2.A1" table:number-rows-spanned="3" table:number-columns-spanned="2" office:value-type="string">
            <text:p text:style-name="P6"><text:variable-set text:name="signatory" office:value-type="string">signatory</text:variable-set>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 table:style-name="TableLine93961989648624">
          <table:covered-table-cell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/>
          <table:covered-table-cell/>
          <table:table-cell table:style-name="Table2.A2" office:value-type="string">
            <text:p text:style-name="P4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11"/>
      <text:p text:style-name="P9"/>
      <text:p text:style-name="P12">Copy:</text:p>
      <text:list xml:id="list1340372332" text:style-name="L1">
        <text:list-item>
          <text:p text:style-name="P17">Finance and Accounts <text:span text:style-name="T3">U</text:span>nit</text:p>
        </text:list-item>
        <text:list-item>
          <text:p text:style-name="P17">HR <text:span text:style-name="T3">U</text:span>nit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uktiNarrow1" svg:font-family="MuktiNarrow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fo:color="#000000" style:font-name="Calibri2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2:55:20.524000000</meta:creation-date>
    <dc:date>2022-04-06T17:40:20.856480520</dc:date>
    <meta:editing-duration>PT4H10M45S</meta:editing-duration>
    <meta:editing-cycles>29</meta:editing-cycles>
    <meta:generator>LibreOffice/6.4.7.2$Linux_X86_64 LibreOffice_project/40$Build-2</meta:generator>
    <meta:document-statistic meta:table-count="2" meta:image-count="0" meta:object-count="0" meta:page-count="1" meta:paragraph-count="30" meta:word-count="130" meta:character-count="829" meta:non-whitespace-character-count="723"/>
  </office:meta>
</office:document-meta>
</file>